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000000005550000035C4EE1F4127624DDA3.png" manifest:media-type="image/png"/>
  <manifest:file-entry manifest:full-path="Pictures/10000000000004F900000322D59A91F8054634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adornments="Regular"/>
    <style:font-face style:name="Source Code Pro" svg:font-family="'Source Code Pro'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092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1.94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notes">
      <style:graphic-properties draw:fill-color="#ffffff" fo:min-height="12.464cm"/>
    </style:style>
    <style:style style:name="pr7" style:family="presentation" style:parent-style-name="Vivid1-outline1">
      <style:graphic-properties fo:min-height="12.754cm"/>
    </style:style>
    <style:style style:name="pr8" style:family="presentation" style:parent-style-name="Vivid1-outline1">
      <style:graphic-properties fo:min-height="5.979cm"/>
    </style:style>
    <style:style style:name="pr9" style:family="presentation" style:parent-style-name="Vivid1-subtitle">
      <style:graphic-properties draw:fill-color="#ffffff" fo:min-height="12.954cm"/>
    </style:style>
    <style:style style:name="pr10" style:family="presentation" style:parent-style-name="Vivid1-subtitle">
      <style:graphic-properties draw:fill-color="#ffffff" fo:min-height="16.255cm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paragraph-properties fo:margin-left="1.2cm" fo:margin-right="0cm" fo:margin-top="0cm" fo:margin-bottom="0.5cm" fo:line-height="100%" fo:text-indent="-0.899cm"/>
    </style:style>
    <style:style style:name="P5" style:family="paragraph">
      <loext:graphic-properties draw:fill="none" draw:fill-color="#ffffff"/>
      <style:paragraph-properties fo:margin-left="1.2cm" fo:margin-right="0cm" fo:margin-top="0cm" fo:margin-bottom="0.5cm" fo:line-height="100%" fo:text-indent="-0.899cm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bf0041"/>
    </style:style>
    <style:style style:name="P8" style:family="paragraph">
      <loext:graphic-properties draw:fill="none" draw:fill-color="#ffffff"/>
      <style:paragraph-properties fo:text-align="center"/>
      <style:text-properties fo:color="#158466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60pt" style:font-size-asian="60pt" style:font-size-complex="60pt"/>
    </style:style>
    <style:style style:name="P12" style:family="paragraph">
      <style:paragraph-properties fo:margin-left="0cm" fo:margin-right="0cm" fo:margin-top="0cm" fo:margin-bottom="0cm" fo:text-align="start" fo:text-indent="0cm"/>
    </style:style>
    <style:style style:name="P13" style:family="paragraph">
      <style:text-properties style:text-underline-style="solid" style:text-underline-width="auto" style:text-underline-color="font-color"/>
    </style:style>
    <style:style style:name="P14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36pt"/>
    </style:style>
    <style:style style:name="T2" style:family="text">
      <style:text-properties fo:font-size="28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Source Code Pro" fo:font-size="16pt" style:font-size-asian="16pt" style:font-size-complex="16pt"/>
    </style:style>
    <style:style style:name="T6" style:family="text">
      <style:text-properties fo:color="#bf0041"/>
    </style:style>
    <style:style style:name="T7" style:family="text">
      <style:text-properties fo:color="#158466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style:font-name="Source Code Pro" fo:font-size="16pt" style:text-underline-style="none" fo:font-weight="normal" style:font-name-asian="Source Code Pro1" style:font-size-asian="16pt" style:font-weight-asian="normal" style:font-name-complex="Source Code Pro1" style:font-size-complex="16pt" style:font-weight-complex="normal"/>
    </style:style>
    <style:style style:name="T10" style:family="text">
      <style:text-properties style:font-name="Source Code Pro" fo:font-size="16pt" style:text-underline-style="none" fo:font-weight="bold" style:font-name-asian="Source Code Pro1" style:font-size-asian="16pt" style:font-weight-asian="bold" style:font-name-complex="Source Code Pro1" style:font-size-complex="16pt" style:font-weight-complex="bold"/>
    </style:style>
    <style:style style:name="T11" style:family="text">
      <style:text-properties style:font-name="Source Code Pro1" fo:font-size="16pt" style:text-underline-style="none" fo:font-weight="normal" style:font-name-asian="Source Code Pro1" style:font-size-asian="16pt" style:font-weight-asian="normal" style:font-name-complex="Source Code Pro1" style:font-size-complex="16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font-name="Source Code Pro1" fo:font-size="16pt" style:text-underline-style="none" fo:font-weight="bold" style:font-name-asian="Source Code Pro1" style:font-size-asian="16pt" style:font-weight-asian="bold" style:font-name-complex="Source Code Pro1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5.199cm" svg:height="12.371cm" svg:x="1.28cm" svg:y="0.837cm" presentation:class="title" presentation:user-transformed="true">
          <draw:text-box>
            <text:p>Linux Development Basics</text:p>
          </draw:text-box>
        </draw:frame>
        <draw:frame presentation:style-name="pr1" draw:text-style-name="P1" draw:layer="layout" svg:width="25.179cm" svg:height="4.306cm" svg:x="1.29cm" svg:y="14.49cm" presentation:class="subtitle" presentation:user-transformed="true">
          <draw:text-box>
            <text:p><text:span text:style-name="T1">Operating Systems I</text:span></text:p>
            <text:p><text:span text:style-name="T2">Victor Yacovlev (Viktor Iakovlev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 presentation:user-transformed="true">
          <draw:text-box>
            <text:p>The Programming Languages</text:p>
          </draw:text-box>
        </draw:frame>
        <draw:frame presentation:style-name="pr4" draw:layer="layout" svg:width="25.061cm" svg:height="12.954cm" svg:x="1.397cm" svg:y="5.334cm" presentation:class="outline" presentation:user-transformed="true">
          <draw:text-box>
            <text:list text:style-name="L2">
              <text:list-item>
                <text:p>Interpretable: BASH, Python, Perl, Ruby</text:p>
                <text:list>
                  <text:list-item>
                    <text:p>shipped with Linux by default </text:p>
                  </text:list-item>
                  <text:list-item>
                    <text:p>might be started via <text:span text:style-name="T3">#!</text:span> line</text:p>
                  </text:list-item>
                </text:list>
              </text:list-item>
              <text:list-item>
                <text:p>Compilable to Native Code: C, C++, Fortran etc.</text:p>
                <text:list>
                  <text:list-item>
                    <text:p>two major compilers: <text:span text:style-name="T3">gcc</text:span> and <text:span text:style-name="T3">clang</text:span></text:p>
                  </text:list-item>
                  <text:list-item>
                    <text:p><text:span text:style-name="T4">core libraries are part of </text:span><text:span text:style-name="T4">Operating System</text:span></text:p>
                  </text:list-item>
                </text:list>
              </text:list-item>
              <text:list-item>
                <text:p><text:span text:style-name="T4">Compilable to </text:span><text:span text:style-name="T4">Intermediate </text:span><text:span text:style-name="T4">Bytecode: Java, C#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The Compile Stages</text:p>
          </draw:text-box>
        </draw:frame>
        <draw:frame draw:style-name="gr2" draw:text-style-name="P5" draw:layer="layout" svg:width="25.8cm" svg:height="13.292cm" svg:x="1cm" svg:y="5.001cm">
          <draw:text-box>
            <text:p text:style-name="P4"><text:span text:style-name="T5">program.bin: main.o module1.o module2.o</text:span><text:span text:style-name="T5"><text:line-break/></text:span><text:span text:style-name="T5">g++ -o program.bin main.o module1.o module2.o</text:span></text:p>
            <text:p text:style-name="P4"><text:span text:style-name="T5"/></text:p>
            <text:p text:style-name="P4"><text:span text:style-name="T5">main.o: main.cpp</text:span><text:span text:style-name="T5"><text:line-break/></text:span><text:span text:style-name="T5">g++ -c -o main.o main.cpp</text:span></text:p>
            <text:p text:style-name="P4"><text:span text:style-name="T5"/></text:p>
            <text:p text:style-name="P4"><text:span text:style-name="T5">module1.o: module1.cpp</text:span><text:span text:style-name="T5"><text:line-break/></text:span><text:span text:style-name="T5">g++ -c -o module1.o module1.cpp</text:span></text:p>
            <text:p text:style-name="P4"><text:span text:style-name="T5"/></text:p>
            <text:p text:style-name="P4"><text:span text:style-name="T5">module2.o: module2.c</text:span><text:span text:style-name="T5"><text:line-break/></text:span><text:span text:style-name="T5">gcc -c -o module2.o module2.c</text:span></text:p>
          </draw:text-box>
        </draw:frame>
        <draw:frame draw:style-name="gr3" draw:text-style-name="P7" draw:layer="layout" svg:width="7.4cm" svg:height="2.149cm" svg:x="20cm" svg:y="15.313cm">
          <draw:text-box>
            <text:p text:style-name="P6"><text:span text:style-name="T6">Translate</text:span><text:span text:style-name="T6"><text:line-break/></text:span><text:span text:style-name="T6">Text to Native Code</text:span></text:p>
          </draw:text-box>
        </draw:frame>
        <draw:frame draw:style-name="gr3" draw:text-style-name="P7" draw:layer="layout" svg:width="7.4cm" svg:height="2.149cm" svg:x="20cm" svg:y="12.114cm">
          <draw:text-box>
            <text:p text:style-name="P6"><text:span text:style-name="T6">Translate</text:span><text:span text:style-name="T6"><text:line-break/></text:span><text:span text:style-name="T6">Text to Native Code</text:span></text:p>
          </draw:text-box>
        </draw:frame>
        <draw:frame draw:style-name="gr3" draw:text-style-name="P7" draw:layer="layout" svg:width="7.4cm" svg:height="2.149cm" svg:x="20cm" svg:y="8.914cm">
          <draw:text-box>
            <text:p text:style-name="P6"><text:span text:style-name="T6">Translate</text:span><text:span text:style-name="T6"><text:line-break/></text:span><text:span text:style-name="T6">Text to Native Code</text:span></text:p>
          </draw:text-box>
        </draw:frame>
        <draw:frame draw:style-name="gr3" draw:text-style-name="P8" draw:layer="layout" svg:width="7.4cm" svg:height="2.149cm" svg:x="20cm" svg:y="5.814cm">
          <draw:text-box>
            <text:p text:style-name="P6"><text:span text:style-name="T7">Link all Codes into Executable Fil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Library of Codes</text:p>
          </draw:text-box>
        </draw:frame>
        <draw:frame presentation:style-name="pr7" draw:layer="layout" svg:width="25.061cm" svg:height="12.954cm" svg:x="1.397cm" svg:y="5.334cm" presentation:class="outline">
          <draw:text-box>
            <text:list text:style-name="L2">
              <text:list-item>
                <text:p>Static Library</text:p>
                <text:list>
                  <text:list-item>
                    <text:p>just an Indexed Archive of object files</text:p>
                  </text:list-item>
                  <text:list-item>
                    <text:p>rarely used today</text:p>
                  </text:list-item>
                </text:list>
              </text:list-item>
              <text:list-item>
                <text:p>Dynamic Library</text:p>
                <text:list>
                  <text:list-item>
                    <text:p>like a program executable file</text:p>
                  </text:list-item>
                  <text:list-item>
                    <text:p>has no entry point </text:p>
                  </text:list-item>
                  <text:list-item>
                    <text:p>has a Symbol Table<text:line-break/>you can see it via <text:span text:style-name="T3">objdump -t</text:span> command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Library of Codes</text:p>
          </draw:text-box>
        </draw:frame>
        <draw:frame presentation:style-name="pr7" draw:layer="layout" svg:width="25.061cm" svg:height="12.954cm" svg:x="1.397cm" svg:y="5.334cm" presentation:class="outline">
          <draw:text-box>
            <text:list text:style-name="L2">
              <text:list-item>
                <text:p>Linux and many other UNIXes: use <text:span text:style-name="T3">ldd</text:span> command</text:p>
              </text:list-item>
              <text:list-item>
                <text:p>MacOS X: the <text:span text:style-name="T3">otool</text:span> command makes the same</text:p>
              </text:list-item>
              <text:list-item>
                <text:p>Windows: there is freeware <text:span text:style-name="T3">Dependency </text:span><text:span text:style-name="T3">Walker</text:span> tool [http://www.dependencywalker.com/]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Library of Codes</text:p>
          </draw:text-box>
        </draw:frame>
        <draw:frame presentation:style-name="pr7" draw:layer="layout" svg:width="25.061cm" svg:height="12.954cm" svg:x="1.397cm" svg:y="5.334cm" presentation:class="outline">
          <draw:text-box>
            <text:list text:style-name="L2">
              <text:list-item>
                <text:p>To create use <text:span text:style-name="T3">-shared</text:span> and <text:span text:style-name="T3">-fPIC</text:span> options passed to compiler</text:p>
              </text:list-item>
              <text:list-item>
                <text:p>To use library – link it with <text:span text:style-name="T3">-lNAME</text:span> flag</text:p>
              </text:list-item>
              <text:list-item>
                <text:p>Consider using <text:span text:style-name="T3">LD_LIBRARY_PATH</text:span> environment variable</text:p>
              </text:list-item>
              <text:list-item>
                <text:p>When using <text:span text:style-name="T3">-fPIC</text:span> option, it is possible to load library at runtime. <text:line-break/>Example: see docs on Python module <text:span text:style-name="T3">ctype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 presentation:user-transformed="true">
          <draw:text-box>
            <text:p>Externs</text:p>
          </draw:text-box>
        </draw:frame>
        <draw:frame presentation:style-name="pr7" draw:layer="layout" svg:width="25.061cm" svg:height="13.466cm" svg:x="1.397cm" svg:y="5.334cm" presentation:class="outline" presentation:user-transformed="true">
          <draw:text-box>
            <text:list text:style-name="L2">
              <text:list-item>
                <text:p>In C/C++ there is <text:span text:style-name="T3">extern</text:span> function visiblity by default for most compilers</text:p>
              </text:list-item>
              <text:list-item>
                <text:p>An opposite is <text:span text:style-name="T3">static</text:span> visiblity (do not be confused to static variable declaration or class method or field in C++!)</text:p>
              </text:list-item>
              <text:list-item>
                <text:p>The symbol table stores just <text:span text:style-name="T3">names</text:span> and <text:span text:style-name="T3">addresses</text:span>, but not function signatures</text:p>
              </text:list-item>
              <text:list-item>
                <text:p>Header files are required for proper signatures handling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Mix of Codes</text:p>
          </draw:text-box>
        </draw:frame>
        <draw:frame presentation:style-name="pr7" draw:layer="layout" svg:width="25.061cm" svg:height="12.954cm" svg:x="1.397cm" svg:y="5.334cm" presentation:class="outline">
          <draw:text-box>
            <text:list text:style-name="L2">
              <text:list-item>
                <text:p>Use C++ code in C programs – extern “C”</text:p>
              </text:list-item>
              <text:list-item>
                <text:p>Use C code in C++ programs – nothing special</text:p>
              </text:list-item>
              <text:list-item>
                <text:p>You can use C, C++, Objective-C, Pascal, Fortran, Ada and Rust code in the same project</text:p>
              </text:list-item>
              <text:list-item>
                <text:p>But all the these languages uses their own features not compatible each other</text:p>
              </text:list-item>
              <text:list-item>
                <text:p>The Plain C language and its data structures is a common supported subset to make code connection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Example: The String</text:p>
          </draw:text-box>
        </draw:frame>
        <draw:frame presentation:style-name="pr7" draw:layer="layout" svg:width="25.061cm" svg:height="12.954cm" svg:x="1.397cm" svg:y="5.334cm" presentation:class="outline">
          <draw:text-box>
            <text:list text:style-name="L2">
              <text:list-item>
                <text:p><text:span text:style-name="T3">std::string</text:span> in C++</text:p>
                <text:list>
                  <text:list-item>
                    <text:p>it is a class</text:p>
                  </text:list-item>
                  <text:list-item>
                    <text:p>stores a pointer to data and actual length</text:p>
                  </text:list-item>
                </text:list>
              </text:list-item>
              <text:list-item>
                <text:p><text:span text:style-name="T3">String</text:span> type in Pascal</text:p>
                <text:list>
                  <text:list-item>
                    <text:p>0-byte stores the string length</text:p>
                  </text:list-item>
                  <text:list-item>
                    <text:p>the rest 255 bytes are symbols</text:p>
                  </text:list-item>
                </text:list>
              </text:list-item>
              <text:list-item>
                <text:p><text:span text:style-name="T3">char*</text:span> in C</text:p>
                <text:list>
                  <text:list-item>
                    <text:p>just a pointer to the first character</text:p>
                  </text:list-item>
                  <text:list-item>
                    <text:p>the string has special value ‘\0’ as end-of-string marker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Plain-Old-Data types</text:p>
          </draw:text-box>
        </draw:frame>
        <draw:frame presentation:style-name="pr7" draw:layer="layout" svg:width="25.061cm" svg:height="12.954cm" svg:x="1.397cm" svg:y="5.334cm" presentation:class="outline">
          <draw:text-box>
            <text:list text:style-name="L2">
              <text:list-item>
                <text:p>Scalar values (ints and floats) are safe to use</text:p>
              </text:list-item>
              <text:list-item>
                <text:p>Strings should be represented in C-style</text:p>
              </text:list-item>
              <text:list-item>
                <text:p>Arrays should be represented in type* style</text:p>
              </text:list-item>
              <text:list-item>
                <text:p>Do not forget on<text:line-break/><text:span text:style-name="T3">new/delete/new[]/del</text:span><text:span text:style-name="T3">ete[]/malloc/free</text:span> usage</text:p>
              </text:list-item>
              <text:list-item>
                <text:p>The library should provide it’s own allocation and deallocation function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18" presentation:use-date-time-name="dtd1">
        <office:forms form:automatic-focus="false" form:apply-design-mode="false"/>
        <draw:frame presentation:style-name="pr3" draw:text-style-name="P11" draw:layer="layout" svg:width="25.199cm" svg:height="3.506cm" svg:x="1.397cm" svg:y="0.337cm" presentation:class="title">
          <draw:text-box>
            <text:p text:style-name="P11"><text:span text:style-name="T8">Memory Allocation/Free Problem</text:span></text:p>
          </draw:text-box>
        </draw:frame>
        <draw:frame presentation:style-name="pr8" draw:layer="layout" svg:width="12.229cm" svg:height="6.179cm" svg:x="1.397cm" svg:y="5.334cm" presentation:class="outline">
          <draw:text-box>
            <text:p text:style-name="P12"><text:span text:style-name="T9">/* myclass.h */</text:span></text:p>
            <text:p text:style-name="P12"><text:span text:style-name="T10"/></text:p>
            <text:p text:style-name="P12"><text:span text:style-name="T10">class</text:span><text:span text:style-name="T9"> MyClass {</text:span></text:p>
            <text:p text:style-name="P12"><text:span text:style-name="T10">public:</text:span></text:p>
            <text:p text:style-name="P12"><text:span text:style-name="T10"><text:s text:c="2"/></text:span><text:span text:style-name="T10">static </text:span><text:span text:style-name="T9">char* getString();</text:span></text:p>
            <text:p><text:span text:style-name="T9">};</text:span></text:p>
          </draw:text-box>
        </draw:frame>
        <draw:frame presentation:style-name="pr8" draw:layer="layout" svg:width="12.229cm" svg:height="6.179cm" svg:x="1.397cm" svg:y="12.101cm" presentation:class="outline">
          <draw:text-box>
            <text:p text:style-name="P12"><text:span text:style-name="T9">/* myclass.cpp */</text:span></text:p>
            <text:p text:style-name="P12"><text:span text:style-name="T9"/></text:p>
            <text:p text:style-name="P12"><text:span text:style-name="T9">char* MyClass::getString() </text:span></text:p>
            <text:p text:style-name="P12"><text:span text:style-name="T9">{</text:span></text:p>
            <text:p text:style-name="P12"><text:span text:style-name="T9"><text:s text:c="2"/></text:span><text:span text:style-name="T9">result=(char*)malloc(10);</text:span></text:p>
            <text:p text:style-name="P12"><text:span text:style-name="T9"><text:s text:c="2"/></text:span><text:span text:style-name="T9">memcpy(result, </text:span><text:span text:style-name="T11">"Hello");</text:span></text:p>
            <text:p text:style-name="P12"><text:span text:style-name="T11"><text:s text:c="2"/></text:span><text:span text:style-name="T11">return result;</text:span></text:p>
            <text:p><text:span text:style-name="T9">}</text:span></text:p>
          </draw:text-box>
        </draw:frame>
        <draw:frame presentation:style-name="pr8" draw:layer="layout" svg:width="12.229cm" svg:height="6.179cm" svg:x="14.239cm" svg:y="12.101cm" presentation:class="outline">
          <draw:text-box>
            <text:p text:style-name="P12"><text:span text:style-name="T9">/* program.cpp */</text:span></text:p>
            <text:p text:style-name="P12"><text:span text:style-name="T9"/></text:p>
            <text:p text:style-name="P12"><text:span text:style-name="T10">void </text:span><text:span text:style-name="T9">someFunc();</text:span></text:p>
            <text:p text:style-name="P12"><text:span text:style-name="T9">{</text:span></text:p>
            <text:p text:style-name="P12"><text:span text:style-name="T9"><text:s text:c="2"/></text:span><text:span text:style-name="T9">char* r = MyClass::getString();</text:span></text:p>
            <text:p text:style-name="P12"><text:span text:style-name="T9"><text:s text:c="2"/></text:span><text:span text:style-name="T9">printf(</text:span><text:span text:style-name="T11">"%s", r);</text:span></text:p>
            <text:p text:style-name="P12"><text:span text:style-name="T11"><text:s text:c="2"/></text:span><text:span text:style-name="T11">free(r);</text:span></text:p>
            <text:p><text:span text:style-name="T9">}</text:span></text:p>
          </draw:text-box>
        </draw:frame>
        <draw:frame draw:style-name="gr4" draw:text-style-name="P14" draw:layer="layout" svg:width="10.803cm" svg:height="1.175cm" svg:x="1.397cm" svg:y="10.212cm">
          <draw:text-box>
            <text:p text:style-name="P13"><text:span text:style-name="T12">Library compiled by MSVC</text:span></text:p>
          </draw:text-box>
        </draw:frame>
        <draw:frame draw:style-name="gr4" draw:text-style-name="P14" draw:layer="layout" svg:width="10.803cm" svg:height="1.175cm" svg:x="14.098cm" svg:y="10.213cm">
          <draw:text-box>
            <text:p text:style-name="P13"><text:span text:style-name="T12">Program compiled by MSVC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18" presentation:use-date-time-name="dtd1">
        <office:forms form:automatic-focus="false" form:apply-design-mode="false"/>
        <draw:frame presentation:style-name="pr3" draw:text-style-name="P11" draw:layer="layout" svg:width="25.199cm" svg:height="3.506cm" svg:x="1.397cm" svg:y="0.337cm" presentation:class="title">
          <draw:text-box>
            <text:p text:style-name="P11"><text:span text:style-name="T8">Memory Allocation/Free Problem</text:span></text:p>
          </draw:text-box>
        </draw:frame>
        <draw:frame presentation:style-name="pr8" draw:layer="layout" svg:width="12.229cm" svg:height="6.179cm" svg:x="1.397cm" svg:y="5.334cm" presentation:class="outline">
          <draw:text-box>
            <text:p text:style-name="P12"><text:span text:style-name="T9">/* myclass.h */</text:span></text:p>
            <text:p text:style-name="P12"><text:span text:style-name="T10"/></text:p>
            <text:p text:style-name="P12"><text:span text:style-name="T10">class</text:span><text:span text:style-name="T9"> MyClass {</text:span></text:p>
            <text:p text:style-name="P12"><text:span text:style-name="T10">public:</text:span></text:p>
            <text:p text:style-name="P12"><text:span text:style-name="T10"><text:s text:c="2"/></text:span><text:span text:style-name="T10">static </text:span><text:span text:style-name="T9">char* getString();</text:span></text:p>
            <text:p><text:span text:style-name="T9">};</text:span></text:p>
          </draw:text-box>
        </draw:frame>
        <draw:frame presentation:style-name="pr8" draw:layer="layout" svg:width="12.229cm" svg:height="6.179cm" svg:x="1.397cm" svg:y="12.101cm" presentation:class="outline">
          <draw:text-box>
            <text:p text:style-name="P12"><text:span text:style-name="T9">/* myclass.cpp */</text:span></text:p>
            <text:p text:style-name="P12"><text:span text:style-name="T9"/></text:p>
            <text:p text:style-name="P12"><text:span text:style-name="T9">char* MyClass::getString() </text:span></text:p>
            <text:p text:style-name="P12"><text:span text:style-name="T9">{</text:span></text:p>
            <text:p text:style-name="P12"><text:span text:style-name="T9"><text:s text:c="2"/></text:span><text:span text:style-name="T9">result=(char*)malloc(10);</text:span></text:p>
            <text:p text:style-name="P12"><text:span text:style-name="T9"><text:s text:c="2"/></text:span><text:span text:style-name="T9">memcpy(result, </text:span><text:span text:style-name="T11">"Hello");</text:span></text:p>
            <text:p text:style-name="P12"><text:span text:style-name="T11"><text:s text:c="2"/></text:span><text:span text:style-name="T11">return result;</text:span></text:p>
            <text:p><text:span text:style-name="T9">}</text:span></text:p>
          </draw:text-box>
        </draw:frame>
        <draw:frame presentation:style-name="pr8" draw:layer="layout" svg:width="12.229cm" svg:height="6.179cm" svg:x="14.239cm" svg:y="12.101cm" presentation:class="outline">
          <draw:text-box>
            <text:p text:style-name="P12"><text:span text:style-name="T9">/* program.cpp */</text:span></text:p>
            <text:p text:style-name="P12"><text:span text:style-name="T9"/></text:p>
            <text:p text:style-name="P12"><text:span text:style-name="T10">void </text:span><text:span text:style-name="T9">someFunc();</text:span></text:p>
            <text:p text:style-name="P12"><text:span text:style-name="T9">{</text:span></text:p>
            <text:p text:style-name="P12"><text:span text:style-name="T9"><text:s text:c="2"/></text:span><text:span text:style-name="T9">char* r = MyClass::getString();</text:span></text:p>
            <text:p text:style-name="P12"><text:span text:style-name="T9"><text:s text:c="2"/></text:span><text:span text:style-name="T9">printf(</text:span><text:span text:style-name="T11">"%s", r);</text:span></text:p>
            <text:p text:style-name="P12"><text:span text:style-name="T11"><text:s text:c="2"/></text:span><text:span text:style-name="T13">free(r); // Segmentation Fault</text:span></text:p>
            <text:p><text:span text:style-name="T9">}</text:span></text:p>
          </draw:text-box>
        </draw:frame>
        <draw:frame draw:style-name="gr4" draw:text-style-name="P14" draw:layer="layout" svg:width="10.803cm" svg:height="1.175cm" svg:x="1.397cm" svg:y="10.212cm">
          <draw:text-box>
            <text:p text:style-name="P13"><text:span text:style-name="T12">Library compiled by MSVC</text:span></text:p>
          </draw:text-box>
        </draw:frame>
        <draw:frame draw:style-name="gr4" draw:text-style-name="P14" draw:layer="layout" svg:width="10.803cm" svg:height="1.175cm" svg:x="14.098cm" svg:y="10.213cm">
          <draw:text-box>
            <text:p text:style-name="P13"><text:span text:style-name="T12">Program compiled by MinGW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 presentation:placeholder="true">
          <draw:text-box/>
        </draw:frame>
        <draw:frame presentation:style-name="pr9" draw:text-style-name="P9" draw:layer="layout" svg:width="25.061cm" svg:height="12.954cm" svg:x="1.397cm" svg:y="5.334cm" presentation:class="subtitle">
          <draw:text-box>
            <text:p>C versus C++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The Input and Output</text:p>
          </draw:text-box>
        </draw:frame>
        <draw:frame presentation:style-name="pr7" draw:layer="layout" svg:width="25.061cm" svg:height="12.954cm" svg:x="1.397cm" svg:y="5.334cm" presentation:class="outline">
          <draw:text-box>
            <text:list text:style-name="L2">
              <text:list-item>
                <text:p>Use <text:span text:style-name="T3">printf</text:span> and <text:span text:style-name="T3">puts</text:span> functions instead of <text:span text:style-name="T3">std::cout</text:span></text:p>
              </text:list-item>
              <text:list-item>
                <text:p><text:span text:style-name="T4">Use </text:span><text:span text:style-name="T3">scanf</text:span><text:span text:style-name="T4"> and </text:span><text:span text:style-name="T3">fgets</text:span><text:span text:style-name="T4"> </text:span><text:span text:style-name="T4">(notice on ‘f’ letter) </text:span><text:span text:style-name="T4">instead of </text:span><text:span text:style-name="T3">std::ci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Arrays</text:p>
          </draw:text-box>
        </draw:frame>
        <draw:frame presentation:style-name="pr7" draw:layer="layout" svg:width="25.061cm" svg:height="12.954cm" svg:x="1.397cm" svg:y="5.334cm" presentation:class="outline">
          <draw:text-box>
            <text:list text:style-name="L2">
              <text:list-item>
                <text:p>Two kind of arrays in C99 and C11:</text:p>
                <text:list>
                  <text:list-item>
                    <text:p>heap-allocated using <text:span text:style-name="T3">calloc</text:span> or <text:span text:style-name="T3">malloc</text:span></text:p>
                  </text:list-item>
                  <text:list-item>
                    <text:p>stack-allocated – much faster, but be careful on siz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4T32" presentation:use-date-time-name="dtd1">
        <office:forms form:automatic-focus="false" form:apply-design-mode="false"/>
        <draw:frame presentation:style-name="pr10" draw:text-style-name="P9" draw:layer="layout" svg:width="25.199cm" svg:height="16.255cm" svg:x="1.397cm" svg:y="0.337cm" presentation:class="subtitle">
          <draw:text-box>
            <text:p>The Tools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The Debugger</text:p>
          </draw:text-box>
        </draw:frame>
        <draw:frame presentation:style-name="pr7" draw:layer="layout" svg:width="25.061cm" svg:height="12.954cm" svg:x="1.397cm" svg:y="5.334cm" presentation:class="outline">
          <draw:text-box>
            <text:list text:style-name="L2">
              <text:list-item>
                <text:p><text:span text:style-name="T3">gdb</text:span> command</text:p>
              </text:list-item>
              <text:list-item>
                <text:p>has a text user interface <text:span text:style-name="T3">gdb --tui </text:span></text:p>
              </text:list-item>
              <text:list-item>
                <text:p>has a graphical tool ddd</text:p>
              </text:list-item>
              <text:list-item>
                <text:p>requires a code to be compiled with <text:span text:style-name="T3">-g</text:span> and <text:span text:style-name="T3">-</text:span><text:span text:style-name="T3">O0</text:span> option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IDE</text:p>
          </draw:text-box>
        </draw:frame>
        <draw:frame presentation:style-name="pr7" draw:layer="layout" svg:width="25.061cm" svg:height="12.954cm" svg:x="1.397cm" svg:y="5.334cm" presentation:class="outline">
          <draw:text-box>
            <text:list text:style-name="L2">
              <text:list-item>
                <text:p>Code Blocks – too legacy</text:p>
              </text:list-item>
              <text:list-item>
                <text:p>CLion – the most powerfull but too fat</text:p>
              </text:list-item>
              <text:list-item>
                <text:p>QtCreator – has many feature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adornments="Regular"/>
    <style:font-face style:name="Source Code Pro" svg:font-family="'Source Code Pro'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frame presentation:style-name="Mpr1" draw:layer="backgroundobjects" svg:width="6.523cm" svg:height="1.449cm" svg:x="1.314cm" svg:y="19.131cm" presentation:class="date-time">
        <draw:text-box>
          <text:p><presentation:date-time/></text:p>
        </draw:text-box>
      </draw:frame>
      <draw:frame presentation:style-name="Mpr1" draw:layer="backgroundobjects" svg:width="8.874cm" svg:height="1.449cm" svg:x="9.489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6.523cm" svg:height="1.449cm" svg:x="19.989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presentation:style-name="Vivid-outline1" draw:layer="backgroundobjects" svg:width="25.179cm" svg:height="4.306cm" svg:x="1.29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3.506cm" svg:x="1.397cm" svg:y="0.337cm" presentation:class="title" presentation:placeholder="true">
        <draw:text-box/>
      </draw:frame>
      <draw:frame presentation:style-name="Vivid1-outline1" draw:layer="backgroundobjects" svg:width="25.061cm" svg:height="12.954cm" svg:x="1.397cm" svg:y="5.334cm" presentation:class="outline" presentation:placeholder="true">
        <draw:text-box/>
      </draw:frame>
      <draw:frame presentation:style-name="Mpr4" draw:layer="backgroundobjects" svg:width="6.523cm" svg:height="1.449cm" svg:x="1.397cm" svg:y="19.131cm" presentation:class="date-time">
        <draw:text-box>
          <text:p><presentation:date-time/></text:p>
        </draw:text-box>
      </draw:frame>
      <draw:frame presentation:style-name="Mpr4" draw:layer="backgroundobjects" svg:width="8.875cm" svg:height="1.449cm" svg:x="9.573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6.523cm" svg:height="1.449cm" svg:x="20.073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5.199cm" svg:height="3.506cm" svg:x="1.397cm" svg:y="0.837cm" presentation:class="title" presentation:placeholder="true">
        <draw:text-box/>
      </draw:frame>
      <draw:frame presentation:style-name="Vivid2-outline1" draw:layer="backgroundobjects" svg:width="25.275cm" svg:height="14.986cm" svg:x="1.397cm" svg:y="5.08cm" presentation:class="outline" presentation:placeholder="true">
        <draw:text-box/>
      </draw:frame>
      <draw:frame presentation:style-name="Mpr7" draw:layer="backgroundobjects" svg:width="6.523cm" svg:height="1.449cm" svg:x="1.397cm" svg:y="18.966cm" presentation:class="date-time">
        <draw:text-box>
          <text:p><presentation:date-time/></text:p>
        </draw:text-box>
      </draw:frame>
      <draw:frame presentation:style-name="Mpr7" draw:layer="backgroundobjects" svg:width="8.875cm" svg:height="1.449cm" svg:x="9.573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5.259cm" svg:height="1.449cm" svg:x="21.442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4T18:41:38.019000000</meta:creation-date>
    <meta:editing-duration>PT13H38M19S</meta:editing-duration>
    <meta:editing-cycles>53</meta:editing-cycles>
    <meta:generator>LibreOffice/6.1.3.2$Linux_X86_64 LibreOffice_project/10$Build-2</meta:generator>
    <dc:title>Vivid</dc:title>
    <dc:date>2019-09-19T10:20:48.307438817</dc:date>
    <meta:document-statistic meta:object-count="123"/>
  </office:meta>
</office:document-meta>
</file>